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0.99pt solid #000000" fo:border-top="0.06pt solid #000000"/>
    </style:style>
    <style:style style:name="ce24" style:family="table-cell" style:parent-style-name="Default">
      <style:table-cell-properties fo:border-bottom="0.99pt solid #000000" fo:border-left="0.06pt solid #000000" fo:border-right="0.99pt solid #000000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textarea-horizontal-align="justify" draw:textarea-vertical-align="middle" draw:auto-grow-height="false" fo:min-height="0.166cm" fo:min-width="0.149cm"/>
    </style:style>
    <style:style style:name="gr2" style:family="graphic">
      <style:graphic-properties draw:stroke="none" svg:stroke-color="#000000" draw:fill="none" draw:fill-color="#ffffff" fo:min-height="0.6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211cm" svg:height="0.234cm" svg:x="1.897cm" svg:y="4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2" svg:width="0.211cm" svg:height="0.234cm" svg:x="4.393cm" svg:y="42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2" svg:width="0.211cm" svg:height="0.234cm" svg:x="5.393cm" svg:y="44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2" svg:width="0.211cm" svg:height="0.234cm" svg:x="2.893cm" svg:y="45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4" draw:style-name="gr2" draw:text-style-name="P3" svg:width="0.416cm" svg:height="0.611cm" svg:x="1.837cm" svg:y="44.336cm">
            <draw:text-box>
              <text:p>A</text:p>
            </draw:text-box>
          </draw:frame>
          <draw:frame draw:z-index="5" draw:style-name="gr2" draw:text-style-name="P3" svg:width="0.416cm" svg:height="0.611cm" svg:x="5.39cm" svg:y="44.366cm">
            <draw:text-box>
              <text:p>D</text:p>
            </draw:text-box>
          </draw:frame>
          <draw:frame draw:z-index="6" draw:style-name="gr2" draw:text-style-name="P3" svg:width="0.416cm" svg:height="0.611cm" svg:x="4.39cm" svg:y="42.566cm">
            <draw:text-box>
              <text:p>B</text:p>
            </draw:text-box>
          </draw:frame>
          <draw:frame draw:z-index="7" draw:style-name="gr2" draw:text-style-name="P5" svg:width="0.416cm" svg:height="0.611cm" svg:x="2.89cm" svg:y="46.166cm">
            <draw:text-box>
              <text:p text:style-name="P4">C</text:p>
            </draw:text-box>
          </draw:frame>
          <draw:frame draw:z-index="8" draw:style-name="gr2" draw:text-style-name="P5" svg:width="0.416cm" svg:height="0.611cm" svg:x="11.875cm" svg:y="46.166cm">
            <draw:text-box>
              <text:p text:style-name="P4">C</text:p>
            </draw:text-box>
          </draw:frame>
          <draw:custom-shape draw:z-index="9" draw:style-name="gr1" draw:text-style-name="P1" svg:width="0.211cm" svg:height="0.234cm" svg:x="10.882cm" svg:y="4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1" draw:text-style-name="P2" svg:width="0.211cm" svg:height="0.234cm" svg:x="13.378cm" svg:y="42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" draw:text-style-name="P2" svg:width="0.211cm" svg:height="0.234cm" svg:x="14.378cm" svg:y="44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" draw:text-style-name="P2" svg:width="0.211cm" svg:height="0.234cm" svg:x="11.878cm" svg:y="45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13" draw:style-name="gr2" draw:text-style-name="P3" svg:width="0.416cm" svg:height="0.611cm" svg:x="10.822cm" svg:y="44.336cm">
            <draw:text-box>
              <text:p>A</text:p>
            </draw:text-box>
          </draw:frame>
          <draw:frame draw:z-index="14" draw:style-name="gr2" draw:text-style-name="P3" svg:width="0.416cm" svg:height="0.611cm" svg:x="14.375cm" svg:y="44.366cm">
            <draw:text-box>
              <text:p>D</text:p>
            </draw:text-box>
          </draw:frame>
          <draw:frame draw:z-index="15" draw:style-name="gr2" draw:text-style-name="P3" svg:width="0.416cm" svg:height="0.611cm" svg:x="13.375cm" svg:y="42.566cm">
            <draw:text-box>
              <text:p>B</text:p>
            </draw:text-box>
          </draw:fram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2D (2-DIMENSIONAL) SHAP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18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1:</text:p>
          </table:table-cell>
          <table:table-cell table:number-columns-repeated="17"/>
          <table:table-cell table:style-name="ce3" office:value-type="string" calcext:value-type="string">
            <text:p>2D SHAPES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10) //SET X,Y POSITIONS OF VERTEX B</text:p>
          </table:table-cell>
          <table:table-cell table:number-columns-repeated="17"/>
          <table:table-cell table:style-name="ce9" office:value-type="string" calcext:value-type="string">
            <text:p>B(0.00,-0.1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10,-0.10) //SET X,Y POSITIONS OF VERTEX C</text:p>
          </table:table-cell>
          <table:table-cell table:number-columns-repeated="17"/>
          <table:table-cell table:style-name="ce9" office:value-type="string" calcext:value-type="string">
            <text:p>C(0.10,-0.10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10,0.00) //SET X,Y POSITIONS OF VERTEX D</text:p>
          </table:table-cell>
          <table:table-cell table:number-columns-repeated="17"/>
          <table:table-cell table:style-name="ce9" office:value-type="string" calcext:value-type="string">
            <text:p>D(0.10,0.00) //SET X,Y POSITIONS OF VERTEX D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5" table:number-columns-repeated="35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2:</text:p>
          </table:table-cell>
          <table:table-cell table:number-columns-repeated="17"/>
          <table:table-cell table:style-name="ce3" office:value-type="string" calcext:value-type="string">
            <text:p>2D SHAPES SKILL LEVEL 2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50) //SET X,Y POSITIONS OF VERTEX A</text:p>
          </table:table-cell>
          <table:table-cell table:number-columns-repeated="17"/>
          <table:table-cell table:style-name="ce9" office:value-type="string" calcext:value-type="string">
            <text:p>A(0.00,0.5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-0.50,0.00) //SET X,Y POSITIONS OF VERTEX B</text:p>
          </table:table-cell>
          <table:table-cell table:number-columns-repeated="17"/>
          <table:table-cell table:style-name="ce9" office:value-type="string" calcext:value-type="string">
            <text:p>B(-0.50,0.0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50,0.00) //SET X,Y POSITIONS OF VERTEX C</text:p>
          </table:table-cell>
          <table:table-cell table:number-columns-repeated="17"/>
          <table:table-cell table:style-name="ce9" office:value-type="string" calcext:value-type="string">
            <text:p>C(0.50,0.00) //SET X,Y POSITIONS OF VERTEX C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3:</text:p>
          </table:table-cell>
          <table:table-cell table:number-columns-repeated="17"/>
          <table:table-cell table:style-name="ce3" office:value-type="string" calcext:value-type="string">
            <text:p>2D SHAPES SKILL LEVEL 3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40) //SET X,Y POSITIONS OF VERTEX B</text:p>
          </table:table-cell>
          <table:table-cell table:number-columns-repeated="17"/>
          <table:table-cell table:style-name="ce9" office:value-type="string" calcext:value-type="string">
            <text:p>B(0.00,-0.4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40,-0.40) //SET X,Y POSITIONS OF VERTEX C</text:p>
          </table:table-cell>
          <table:table-cell table:number-columns-repeated="17"/>
          <table:table-cell table:style-name="ce9" office:value-type="string" calcext:value-type="string">
            <text:p>C(0.40,-0.40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40,0.00) //SET X,Y POSITIONS OF VERTEX D</text:p>
          </table:table-cell>
          <table:table-cell table:number-columns-repeated="17"/>
          <table:table-cell table:style-name="ce9" office:value-type="string" calcext:value-type="string">
            <text:p>D(0.40,0.00) //SET X,Y POSITIONS OF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YAXIS BY STEP COUNT</text:p>
          </table:table-cell>
          <table:table-cell table:number-columns-repeated="17"/>
          <table:table-cell table:style-name="ce9" office:value-type="string" calcext:value-type="string">
            <text:p>STEPY=0.10 //MOVE YAXIS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//EXECUTE COMMAND: TRANSLATE</text:p>
          </table:table-cell>
          <table:table-cell table:number-columns-repeated="17"/>
          <table:table-cell table:style-name="ce9" office:value-type="string" calcext:value-type="string">
            <text:p>//EXECUTE COMMAND: TRANSLATE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STEPX,0.00) //ADD STEP COUNT TO VERTEX A</text:p>
          </table:table-cell>
          <table:table-cell table:number-columns-repeated="17"/>
          <table:table-cell table:style-name="ce9" office:value-type="string" calcext:value-type="string">
            <text:p>A(STEPX,0.00) //ADD STEP COUNT TO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STEPX,0.00) //ADD STEP COUNT TO VERTEX B</text:p>
          </table:table-cell>
          <table:table-cell table:number-columns-repeated="17"/>
          <table:table-cell table:style-name="ce9" office:value-type="string" calcext:value-type="string">
            <text:p>B(STEPX,0.00) //ADD STEP COUNT TO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STEPX,0.00) //ADD STEP COUNT TO VERTEX C</text:p>
          </table:table-cell>
          <table:table-cell table:number-columns-repeated="17"/>
          <table:table-cell table:style-name="ce9" office:value-type="string" calcext:value-type="string">
            <text:p>C(STEPX,0.00) //ADD STEP COUNT TO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STEPX,0.00) //ADD STEP COUNT TO VERTEX D</text:p>
          </table:table-cell>
          <table:table-cell table:number-columns-repeated="17"/>
          <table:table-cell table:style-name="ce9" office:value-type="string" calcext:value-type="string">
            <text:p>D(STEPX,0.00) //ADD STEP COUNT TO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35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2" table:number-columns-repeated="35"/>
          <table:table-cell/>
        </table:table-row>
        <table:table-row table:style-name="ro1">
          <table:table-cell table:style-name="ce3" office:value-type="string" calcext:value-type="string">
            <text:p>2D SHAPES SKILL LEVEL 4:</text:p>
          </table:table-cell>
          <table:table-cell table:number-columns-repeated="17"/>
          <table:table-cell table:style-name="ce3" office:value-type="string" calcext:value-type="string">
            <text:p>2D SHAPES SKILL LEVEL 4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OUTPUT: </text:p>
          </table:table-cell>
          <table:table-cell table:number-columns-repeated="17"/>
          <table:table-cell table:style-name="ce3" office:value-type="string" calcext:value-type="string">
            <text:p>OUTPUT: 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8"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20" table:number-columns-repeated="4"/>
          <table:table-cell table:style-name="ce24" office:value-type="float" office:value="0" calcext:value-type="float">
            <text:p>0</text:p>
          </table:table-cell>
          <table:table-cell table:style-name="ce20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20" table:number-columns-repeated="4"/>
          <table:table-cell table:style-name="ce24" office:value-type="float" office:value="0" calcext:value-type="float">
            <text:p>0</text:p>
          </table:table-cell>
          <table:table-cell table:style-name="ce20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8"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ARE THE VERTICES?</text:p>
          </table:table-cell>
          <table:table-cell table:number-columns-repeated="17"/>
          <table:table-cell table:style-name="ce2" office:value-type="string" calcext:value-type="string">
            <text:p>TANONG: WHERE ARE THE VERTICES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 <text:s text:c="9"/>, <text:s text:c="9"/>) //SET X,Y POSITIONS OF VERTEX A</text:p>
          </table:table-cell>
          <table:table-cell table:number-columns-repeated="17"/>
          <table:table-cell table:style-name="ce9" office:value-type="string" calcext:value-type="string">
            <text:p>A( <text:s text:c="9"/>, <text:s text:c="9"/>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 <text:s text:c="9"/>, <text:s text:c="9"/>) //SET X,Y POSITIONS OF VERTEX B</text:p>
          </table:table-cell>
          <table:table-cell table:number-columns-repeated="17"/>
          <table:table-cell table:style-name="ce9" office:value-type="string" calcext:value-type="string">
            <text:p>B( <text:s text:c="9"/>, <text:s text:c="9"/>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 <text:s text:c="9"/>, <text:s text:c="9"/>) //SET X,Y POSITIONS OF VERTEX C</text:p>
          </table:table-cell>
          <table:table-cell table:number-columns-repeated="17"/>
          <table:table-cell table:style-name="ce9" office:value-type="string" calcext:value-type="string">
            <text:p>C( <text:s text:c="9"/>, <text:s text:c="9"/>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 <text:s text:c="9"/>, <text:s text:c="9"/>) //SET X,Y POSITIONS OF VERTEX D</text:p>
          </table:table-cell>
          <table:table-cell table:number-columns-repeated="17"/>
          <table:table-cell table:style-name="ce9" office:value-type="string" calcext:value-type="string">
            <text:p>D( <text:s text:c="9"/>, <text:s text:c="9"/>) //SET X,Y POSITIONS OF VERTEX D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-00-0000</text:date>, <text:time style:data-style-name="N2" text:time-value="13:16:19.127506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8T14:56:26.251507419</dc:date>
    <meta:editing-duration>PT7H45M13S</meta:editing-duration>
    <meta:editing-cycles>161</meta:editing-cycles>
    <meta:generator>LibreOffice/6.4.6.2$Linux_X86_64 LibreOffice_project/40$Build-2</meta:generator>
    <meta:document-statistic meta:table-count="1" meta:cell-count="226" meta:object-count="16"/>
  </office:meta>
</office:document-meta>
</file>